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co6" style:family="table-column">
      <style:table-column-properties fo:break-before="auto" style:column-width="2.5083in"/>
    </style:style>
    <style:style style:name="co7" style:family="table-column">
      <style:table-column-properties fo:break-before="auto" style:column-width="9.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6"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4"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3"/>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table-cell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office:value-type="string" calcext:value-type="string">
            <text:p>OnlyFolders</text:p>
          </table:table-cell>
          <table:table-cell office:value-type="string" calcext:value-type="string">
            <text:p>Only Folders</text:p>
          </table:table-cell>
        </table:table-row>
        <table:table-row table:style-name="ro1">
          <table:table-cell office:value-type="string" calcext:value-type="string">
            <text:p>GeneralSettingsName</text:p>
          </table:table-cell>
          <table:table-cell office:value-type="string" calcext:value-type="string">
            <text:p>General Settings</text:p>
          </table:table-cell>
        </table:table-row>
        <table:table-row table:style-name="ro1">
          <table:table-cell office:value-type="string" calcext:value-type="string">
            <text:p>ProgramsSettingsName</text:p>
          </table:table-cell>
          <table:table-cell office:value-type="string" calcext:value-type="string">
            <text:p>Programs</text:p>
          </table:table-cell>
        </table:table-row>
        <table:table-row table:style-name="ro1">
          <table:table-cell office:value-type="string" calcext:value-type="string">
            <text:p>AdvancedSettingsName</text:p>
          </table:table-cell>
          <table:table-cell office:value-type="string" calcext:value-type="string">
            <text:p>Advanced Settings</text:p>
          </table:table-cell>
        </table:table-row>
        <table:table-row table:style-name="ro1">
          <table:table-cell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number-columns-repeated="2" office:value-type="string" calcext:value-type="string">
            <text:p>Settings</text:p>
          </table:table-cell>
        </table:table-row>
        <table:table-row table:style-name="ro1">
          <table:table-cell table:number-columns-repeated="2" office:value-type="string" calcext:value-type="string">
            <text:p>Calculating...</text:p>
          </table:table-cell>
        </table:table-row>
        <table:table-row table:style-name="ro1">
          <table:table-cell office:value-type="string" calcext:value-type="string">
            <text:p>SizeNotAvailable</text:p>
          </table:table-cell>
          <table:table-cell office:value-type="string" calcext:value-type="string">
            <text:p>Size not available</text:p>
          </table:table-cell>
        </table:table-row>
        <table:table-row table:style-name="ro1">
          <table:table-cell table:number-columns-repeated="2" office:value-type="string" calcext:value-type="string">
            <text:p>Directory</text:p>
          </table:table-cell>
        </table:table-row>
        <table:table-row table:style-name="ro1">
          <table:table-cell office:value-type="string" calcext:value-type="string">
            <text:p>DisplayName</text:p>
          </table:table-cell>
          <table:table-cell office:value-type="string" calcext:value-type="string">
            <text:p>Display Name</text:p>
          </table:table-cell>
        </table:table-row>
        <table:table-row table:style-name="ro1">
          <table:table-cell office:value-type="string" calcext:value-type="string">
            <text:p>ProgramPath</text:p>
          </table:table-cell>
          <table:table-cell office:value-type="string" calcext:value-type="string">
            <text:p>Program Path</text:p>
          </table:table-cell>
        </table:table-row>
        <table:table-row table:style-name="ro1">
          <table:table-cell table:style-name="ce4" office:value-type="string" calcext:value-type="string">
            <text:p>NewProgram</text:p>
          </table:table-cell>
          <table:table-cell office:value-type="string" calcext:value-type="string">
            <text:p>New Program</text:p>
          </table:table-cell>
        </table:table-row>
        <table:table-row table:style-name="ro1">
          <table:table-cell table:style-name="ce4" office:value-type="string" calcext:value-type="string">
            <text:p>AddNew</text:p>
          </table:table-cell>
          <table:table-cell office:value-type="string" calcext:value-type="string">
            <text:p>Add New</text:p>
          </table:table-cell>
        </table:table-row>
        <table:table-row table:style-name="ro1">
          <table:table-cell office:value-type="string" calcext:value-type="string">
            <text:p>ProgramsTable</text:p>
          </table:table-cell>
          <table:table-cell office:value-type="string" calcext:value-type="string">
            <text:p>Programs Table</text:p>
          </table:table-cell>
        </table:table-row>
        <table:table-row table:style-name="ro1">
          <table:table-cell table:number-columns-repeated="2" office:value-type="string" calcext:value-type="string">
            <text:p>Language</text:p>
          </table:table-cell>
        </table:table-row>
        <table:table-row table:style-name="ro1">
          <table:table-cell office:value-type="string" calcext:value-type="string">
            <text:p>EnableDebugLogs</text:p>
          </table:table-cell>
          <table:table-cell office:value-type="string" calcext:value-type="string">
            <text:p>Enable Debug Logging</text:p>
          </table:table-cell>
        </table:table-row>
        <table:table-row table:style-name="ro1">
          <table:table-cell office:value-type="string" calcext:value-type="string">
            <text:p>ThumbnailStyle</text:p>
          </table:table-cell>
          <table:table-cell office:value-type="string" calcext:value-type="string">
            <text:p>Thumbnail Style</text:p>
          </table:table-cell>
        </table:table-row>
        <table:table-row table:style-name="ro1">
          <table:table-cell office:value-type="string" calcext:value-type="string">
            <text:p>FileName</text:p>
          </table:table-cell>
          <table:table-cell office:value-type="string" calcext:value-type="string">
            <text:p>File Name</text:p>
          </table:table-cell>
        </table:table-row>
        <table:table-row table:style-name="ro1">
          <table:table-cell office:value-type="string" calcext:value-type="string">
            <text:p>DateModified</text:p>
          </table:table-cell>
          <table:table-cell office:value-type="string" calcext:value-type="string">
            <text:p>Date Modified</text:p>
          </table:table-cell>
        </table:table-row>
        <table:table-row table:style-name="ro1">
          <table:table-cell office:value-type="string" calcext:value-type="string">
            <text:p>DateCreated</text:p>
          </table:table-cell>
          <table:table-cell office:value-type="string" calcext:value-type="string">
            <text:p>Date Created</text:p>
          </table:table-cell>
        </table:table-row>
        <table:table-row table:style-name="ro1">
          <table:table-cell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number-columns-repeated="2" office:value-type="string" calcext:value-type="string">
            <text:p>Select...</text:p>
          </table:table-cell>
        </table:table-row>
        <table:table-row table:style-name="ro1">
          <table:table-cell office:value-type="string" calcext:value-type="string">
            <text:p>AutoDetect3DSoftware</text:p>
          </table:table-cell>
          <table:table-cell office:value-type="string" calcext:value-type="string">
            <text:p>Auto-Detect 3D Software</text:p>
          </table:table-cell>
        </table:table-row>
        <table:table-row table:style-name="ro1">
          <table:table-cell office:value-type="string" calcext:value-type="string">
            <text:p>AutoDetect3DSoftware_FoundList</text:p>
          </table:table-cell>
          <table:table-cell office:value-type="string" calcext:value-type="string">
            <text:p>Added new {0} programs:\n{1}</text:p>
          </table:table-cell>
        </table:table-row>
        <table:table-row table:style-name="ro1">
          <table:table-cell office:value-type="string" calcext:value-type="string">
            <text:p>AutoDetect3DSoftware_NothingFound</text:p>
          </table:table-cell>
          <table:table-cell office:value-type="string" calcext:value-type="string">
            <text:p>No new programs found.</text:p>
          </table:table-cell>
        </table:table-row>
        <table:table-row table:style-name="ro1">
          <table:table-cell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office:value-type="string" calcext:value-type="string">
            <text:p>OpenFileInExplorer</text:p>
          </table:table-cell>
          <table:table-cell office:value-type="string" calcext:value-type="string">
            <text:p>Open in file explorer</text:p>
          </table:table-cell>
        </table:table-row>
        <table:table-row table:style-name="ro1">
          <table:table-cell office:value-type="string" calcext:value-type="string">
            <text:p>OpenFile</text:p>
          </table:table-cell>
          <table:table-cell office:value-type="string" calcext:value-type="string">
            <text:p>Open file</text:p>
          </table:table-cell>
        </table:table-row>
        <table:table-row table:style-name="ro1">
          <table:table-cell office:value-type="string" calcext:value-type="string">
            <text:p>OpenFileWith</text:p>
          </table:table-cell>
          <table:table-cell office:value-type="string" calcext:value-type="string">
            <text:p>Open file with {0}</text:p>
          </table:table-cell>
        </table:table-row>
        <table:table-row table:style-name="ro1">
          <table:table-cell office:value-type="string" calcext:value-type="string">
            <text:p>ViewFileInExplorer</text:p>
          </table:table-cell>
          <table:table-cell office:value-type="string" calcext:value-type="string">
            <text:p>View in file explorer</text:p>
          </table:table-cell>
        </table:table-row>
        <table:table-row table:style-name="ro1">
          <table:table-cell office:value-type="string" calcext:value-type="string">
            <text:p>UnloadDirectory</text:p>
          </table:table-cell>
          <table:table-cell office:value-type="string" calcext:value-type="string">
            <text:p>Unload directory</text:p>
          </table:table-cell>
        </table:table-row>
        <table:table-row table:style-name="ro1">
          <table:table-cell office:value-type="string" calcext:value-type="string">
            <text:p>NoDirectoriesSelected</text:p>
          </table:table-cell>
          <table:table-cell office:value-type="string" calcext:value-type="string">
            <text:p>There are no directories selected</text:p>
          </table:table-cell>
        </table:table-row>
        <table:table-row table:style-name="ro1">
          <table:table-cell office:value-type="string" calcext:value-type="string">
            <text:p>CollectionMode</text:p>
          </table:table-cell>
          <table:table-cell office:value-type="string" calcext:value-type="string">
            <text:p>Collection Mode</text:p>
          </table:table-cell>
        </table:table-row>
        <table:table-row table:style-name="ro1">
          <table:table-cell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office:value-type="string" calcext:value-type="string">
            <text:p>tooltipUnloadAll</text:p>
          </table:table-cell>
          <table:table-cell office:value-type="string" calcext:value-type="string">
            <text:p>Close all loaded directories.</text:p>
          </table:table-cell>
        </table:table-row>
        <table:table-row table:style-name="ro1">
          <table:table-cell office:value-type="string" calcext:value-type="string">
            <text:p>tooltipReloadAll</text:p>
          </table:table-cell>
          <table:table-cell office:value-type="string" calcext:value-type="string">
            <text:p>Reloads all the displayed directories.</text:p>
          </table:table-cell>
        </table:table-row>
        <table:table-row table:style-name="ro1">
          <table:table-cell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office:value-type="string" calcext:value-type="string">
            <text:p>PerformanceSettings</text:p>
          </table:table-cell>
          <table:table-cell office:value-type="string" calcext:value-type="string">
            <text:p>Performance Settings</text:p>
          </table:table-cell>
        </table:table-row>
        <table:table-row table:style-name="ro1">
          <table:table-cell office:value-type="string" calcext:value-type="string">
            <text:p>EnableMeshDecimate</text:p>
          </table:table-cell>
          <table:table-cell office:value-type="string" calcext:value-type="string">
            <text:p>Enable mesh triangle reduction</text:p>
          </table:table-cell>
        </table:table-row>
        <table:table-row table:style-name="ro1">
          <table:table-cell office:value-type="string" calcext:value-type="string">
            <text:p>MeshDecimateMinTris</text:p>
          </table:table-cell>
          <table:table-cell office:value-type="string" calcext:value-type="string">
            <text:p>Reduce triangles when more than...</text:p>
          </table:table-cell>
        </table:table-row>
        <table:table-row table:style-name="ro1">
          <table:table-cell office:value-type="string" calcext:value-type="string">
            <text:p>EnableMaxSizeModel</text:p>
          </table:table-cell>
          <table:table-cell office:value-type="string" calcext:value-type="string">
            <text:p>Enable size limit to view model</text:p>
          </table:table-cell>
        </table:table-row>
        <table:table-row table:style-name="ro1">
          <table:table-cell office:value-type="string" calcext:value-type="string">
            <text:p>MaxSizeModelToView</text:p>
          </table:table-cell>
          <table:table-cell office:value-type="string" calcext:value-type="string">
            <text:p>Don't visualize when size in MB is more than...</text:p>
          </table:table-cell>
        </table:table-row>
        <table:table-row table:style-name="ro1">
          <table:table-cell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table-cell office:value-type="string" calcext:value-type="string">
            <text:p>FileSizeTooBigToLoadMB</text:p>
          </table:table-cell>
          <table:table-cell office:value-type="string" calcext:value-type="string">
            <text:p>File size too big to load (Size: {0:0}MB, Limit: {1:0}MB)</text:p>
          </table:table-cell>
        </table:table-row>
        <table:table-row table:style-name="ro1">
          <table:table-cell office:value-type="string" calcext:value-type="string">
            <text:p>GenerateThumnailLowRes</text:p>
          </table:table-cell>
          <table:table-cell office:value-type="string" calcext:value-type="string">
            <text:p>Generate thumbnail at lower resolution</text:p>
          </table:table-cell>
        </table:table-row>
        <table:table-row table:style-name="ro1">
          <table:table-cell office:value-type="string" calcext:value-type="string">
            <text:p>UseFastThumbnailDrawing</text:p>
          </table:table-cell>
          <table:table-cell office:value-type="string" calcext:value-type="string">
            <text:p>Use faster thumbnail drawing</text:p>
          </table:table-cell>
        </table:table-row>
        <table:table-row table:style-name="ro1">
          <table:table-cell office:value-type="string" calcext:value-type="string">
            <text:p>tooltipGenerateThumnailLowRes</text:p>
          </table:table-cell>
          <table:table-cell office:value-type="string" calcext:value-type="string">
            <text:p>Renders the thumbnails at lower resolution to reduce memory usage.\nWARNING: Changing this setting will delete the cache and generate new thumnails.</text:p>
          </table:table-cell>
        </table:table-row>
        <table:table-row table:style-name="ro1">
          <table:table-cell office:value-type="string" calcext:value-type="string">
            <text:p>tooltipUseFastThumbnailDrawing</text:p>
          </table:table-cell>
          <table:table-cell office:value-type="string" calcext:value-type="string">
            <text:p>Uses lower quality scaling to display the thumbnail images, improving performance.</text:p>
          </table:table-cell>
        </table:table-row>
        <table:table-row table:style-name="ro1" table:number-rows-repeated="471">
          <table:table-cell table:number-columns-repeated="2"/>
        </table:table-row>
        <table:table-row table:style-name="ro1">
          <table:table-cell table:number-columns-repeated="2"/>
        </table:table-row>
      </table:table>
      <table:table table:name="es" table:style-name="ta1" table:print="false">
        <table:table-column table:style-name="co4" table:default-cell-style-name="ce3"/>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é</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é?</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é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é...</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é</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é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Todas las imágenes de la caché fueron eliminadas satisfactoriamente.</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é.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é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é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 (en MB)</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Archivo demasiado grande para ser cargado (Tamaño: {0:0}MB, Límite: {1:0}MB) </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ar las miniaturas a menor resolución</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Dibujar miniaturas en menor calidad</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iza las miniaturas a menor resolución para reducir el uso de memoria.\nADVERTENCIA: Cambiar este ajuste borrará la caché y generará nuevas miniaturas.</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Utiliza un escalado de menor calidad para dibujar las miniaturas, mejorando el rendimiento.</text:p>
          </table:table-cell>
        </table:table-row>
        <table:table-row table:style-name="ro1">
          <table:table-cell table:formula="of:=IF([en.A104]=&quot;&quot;;&quot;&quot;;[en.A104])">
            <text:p/>
          </table:table-cell>
          <table:table-cell table:formula="of:=IF([en.B104]=&quot;&quot;;&quot;&quot;;[en.B104])">
            <text:p/>
          </table:table-cell>
        </table:table-row>
        <table:table-row table:style-name="ro1">
          <table:table-cell table:formula="of:=IF([en.A105]=&quot;&quot;;&quot;&quot;;[en.A105])">
            <text:p/>
          </table:table-cell>
          <table:table-cell table:formula="of:=IF([en.B105]=&quot;&quot;;&quot;&quot;;[en.B105])">
            <text:p/>
          </table:table-cell>
        </table:table-row>
        <table:table-row table:style-name="ro1">
          <table:table-cell table:formula="of:=IF([en.A106]=&quot;&quot;;&quot;&quot;;[en.A106])">
            <text:p/>
          </table:table-cell>
          <table:table-cell table:formula="of:=IF([en.B106]=&quot;&quot;;&quot;&quot;;[en.B106])">
            <text:p/>
          </table:table-cell>
        </table:table-row>
        <table:table-row table:style-name="ro1">
          <table:table-cell table:formula="of:=IF([en.A107]=&quot;&quot;;&quot;&quot;;[en.A107])">
            <text:p/>
          </table:table-cell>
          <table:table-cell table:formula="of:=IF([en.B107]=&quot;&quot;;&quot;&quot;;[en.B107])">
            <text:p/>
          </table:table-cell>
        </table:table-row>
        <table:table-row table:style-name="ro1">
          <table:table-cell table:formula="of:=IF([en.A108]=&quot;&quot;;&quot;&quot;;[en.A108])">
            <text:p/>
          </table:table-cell>
          <table:table-cell table:formula="of:=IF([en.B108]=&quot;&quot;;&quot;&quot;;[en.B108])">
            <text:p/>
          </table:table-cell>
        </table:table-row>
        <table:table-row table:style-name="ro1">
          <table:table-cell table:formula="of:=IF([en.A109]=&quot;&quot;;&quot;&quot;;[en.A109])">
            <text:p/>
          </table:table-cell>
          <table:table-cell table:formula="of:=IF([en.B109]=&quot;&quot;;&quot;&quot;;[en.B109])">
            <text:p/>
          </table:table-cell>
        </table:table-row>
        <table:table-row table:style-name="ro1">
          <table:table-cell table:formula="of:=IF([en.A110]=&quot;&quot;;&quot;&quot;;[en.A110])">
            <text:p/>
          </table:table-cell>
          <table:table-cell table:formula="of:=IF([en.B110]=&quot;&quot;;&quot;&quot;;[en.B110])">
            <text:p/>
          </table:table-cell>
        </table:table-row>
        <table:table-row table:style-name="ro1">
          <table:table-cell table:formula="of:=IF([en.A111]=&quot;&quot;;&quot;&quot;;[en.A111])">
            <text:p/>
          </table:table-cell>
          <table:table-cell table:formula="of:=IF([en.B111]=&quot;&quot;;&quot;&quot;;[en.B111])">
            <text:p/>
          </table:table-cell>
        </table:table-row>
        <table:table-row table:style-name="ro1">
          <table:table-cell table:formula="of:=IF([en.A112]=&quot;&quot;;&quot;&quot;;[en.A112])">
            <text:p/>
          </table:table-cell>
          <table:table-cell table:formula="of:=IF([en.B112]=&quot;&quot;;&quot;&quot;;[en.B112])">
            <text:p/>
          </table:table-cell>
        </table:table-row>
        <table:table-row table:style-name="ro1">
          <table:table-cell table:formula="of:=IF([en.A113]=&quot;&quot;;&quot;&quot;;[en.A113])">
            <text:p/>
          </table:table-cell>
          <table:table-cell table:formula="of:=IF([en.B113]=&quot;&quot;;&quot;&quot;;[en.B113])">
            <text:p/>
          </table:table-cell>
        </table:table-row>
        <table:table-row table:style-name="ro1">
          <table:table-cell table:formula="of:=IF([en.A114]=&quot;&quot;;&quot;&quot;;[en.A114])">
            <text:p/>
          </table:table-cell>
          <table:table-cell table:formula="of:=IF([en.B114]=&quot;&quot;;&quot;&quot;;[en.B114])">
            <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3"/>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 de</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B</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Cancel</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nouveau modèle est chargé, donc la prochaine fois qu'une image du modèle sera nécessaire, il ne sera pas nécessaire de lire toute la géométrie et le rendre.\n\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 ...</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de modification</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de création</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 ...</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n{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office:value-type="string" office:string-value="CollectionMode" calcext:value-type="string">
            <text:p>CollectionMode</text:p>
          </table:table-cell>
          <table:table-cell table:formula="of:=IF([en.B82]=&quot;&quot;;&quot;&quot;;[en.B82])" office:value-type="string" office:string-value="Collection Mode" calcext:value-type="string">
            <text:p>Collection Mode</text:p>
          </table:table-cell>
        </table:table-row>
        <table:table-row table:style-name="ro1">
          <table:table-cell table:formula="of:=IF([es.A83]=&quot;&quot;;&quot;&quot;;[es.A83])" office:value-type="string" office:string-value="tooltipLoadDirectory" calcext:value-type="string">
            <text:p>tooltipLoadDirectory</text:p>
          </table:table-cell>
          <table:table-cell table:formula="of:=IF([en.B83]=&quot;&quot;;&quot;&quot;;[en.B83])" office:value-type="string" office:string-value="Select a directory to showcase its contents." calcext:value-type="string">
            <text:p>Select a directory to showcase its contents.</text:p>
          </table:table-cell>
        </table:table-row>
        <table:table-row table:style-name="ro1">
          <table:table-cell table:formula="of:=IF([es.A84]=&quot;&quot;;&quot;&quot;;[es.A84])" office:value-type="string" office:string-value="tooltipResetVisibility" calcext:value-type="string">
            <text:p>tooltipResetVisibility</text:p>
          </table:table-cell>
          <table:table-cell table:formula="of:=IF([en.B84]=&quot;&quot;;&quot;&quot;;[en.B84])" office:value-type="string" office:string-value="Reset all visibility options of this menu." calcext:value-type="string">
            <text:p>Reset all visibility options of this menu.</text:p>
          </table:table-cell>
        </table:table-row>
        <table:table-row table:style-name="ro1">
          <table:table-cell table:formula="of:=IF([es.A85]=&quot;&quot;;&quot;&quot;;[es.A85])" office:value-type="string" office:string-value="tooltipReloadDisplayed" calcext:value-type="string">
            <text:p>tooltipReloadDisplayed</text:p>
          </table:table-cell>
          <table:table-cell table:formula="of:=IF([en.B85]=&quot;&quot;;&quot;&quot;;[en.B85])" office:value-type="string" office:string-value="This option will reload the directories and regenerate all the displayed miniatueres." calcext:value-type="string">
            <text:p>This option will reload the directories and regenerate all the displayed miniatueres.</text:p>
          </table:table-cell>
        </table:table-row>
        <table:table-row table:style-name="ro1">
          <table:table-cell table:formula="of:=IF([es.A86]=&quot;&quot;;&quot;&quot;;[es.A86])" office:value-type="string" office:string-value="tooltipUnloadAll" calcext:value-type="string">
            <text:p>tooltipUnloadAll</text:p>
          </table:table-cell>
          <table:table-cell table:formula="of:=IF([en.B86]=&quot;&quot;;&quot;&quot;;[en.B86])" office:value-type="string" office:string-value="Close all loaded directories." calcext:value-type="string">
            <text:p>Close all loaded directories.</text:p>
          </table:table-cell>
        </table:table-row>
        <table:table-row table:style-name="ro1">
          <table:table-cell table:formula="of:=IF([es.A87]=&quot;&quot;;&quot;&quot;;[es.A87])" office:value-type="string" office:string-value="tooltipReloadAll" calcext:value-type="string">
            <text:p>tooltipReloadAll</text:p>
          </table:table-cell>
          <table:table-cell table:formula="of:=IF([en.B87]=&quot;&quot;;&quot;&quot;;[en.B87])" office:value-type="string" office:string-value="Reloads all the displayed directories." calcext:value-type="string">
            <text:p>Reloads all the displayed directories.</text:p>
          </table:table-cell>
        </table:table-row>
        <table:table-row table:style-name="ro1">
          <table:table-cell table:formula="of:=IF([es.A88]=&quot;&quot;;&quot;&quot;;[es.A88])" office:value-type="string" office:string-value="tooltipExpandAll" calcext:value-type="string">
            <text:p>tooltipExpandAll</text:p>
          </table:table-cell>
          <table:table-cell table:formula="of:=IF([en.B88]=&quot;&quot;;&quot;&quot;;[en.B88])" office:value-type="string" office:string-value="Expands the root directories.\nIf already expanded, expands every directory." calcext:value-type="string">
            <text:p>Expands the root directories.\nIf already expanded, expands every directory.</text:p>
          </table:table-cell>
        </table:table-row>
        <table:table-row table:style-name="ro1">
          <table:table-cell table:formula="of:=IF([es.A89]=&quot;&quot;;&quot;&quot;;[es.A89])" office:value-type="string" office:string-value="tooltipContractAll" calcext:value-type="string">
            <text:p>tooltipContractAll</text:p>
          </table:table-cell>
          <table:table-cell table:formula="of:=IF([en.B89]=&quot;&quot;;&quot;&quot;;[en.B89])" office:value-type="string" office:string-value="Contracts all directories except the root ones.\nIf already contracted, then contracts the root directories." calcext:value-type="string">
            <text:p>Contracts all directories except the root ones.\nIf already contracted, then contracts the root directories.</text:p>
          </table:table-cell>
        </table:table-row>
        <table:table-row table:style-name="ro1">
          <table:table-cell table:formula="of:=IF([es.A90]=&quot;&quot;;&quot;&quot;;[es.A90])" office:value-type="string" office:string-value="tooltipOnlyFolders" calcext:value-type="string">
            <text:p>tooltipOnlyFolders</text:p>
          </table:table-cell>
          <table:table-cell table:formula="of:=IF([en.B90]=&quot;&quot;;&quot;&quot;;[en.B90])" office:value-type="string" office:string-value="When enabled, shows all the folders as a tree, hiding the files." calcext:value-type="string">
            <text:p>When enabled, shows all the folders as a tree, hiding the files.</text:p>
          </table:table-cell>
        </table:table-row>
        <table:table-row table:style-name="ro1">
          <table:table-cell table:formula="of:=IF([es.A91]=&quot;&quot;;&quot;&quot;;[es.A91])" office:value-type="string" office:string-value="tooltipCollectionMode" calcext:value-type="string">
            <text:p>tooltipCollectionMode</text:p>
          </table:table-cell>
          <table:table-cell table:formula="of:=IF([en.B91]=&quot;&quot;;&quot;&quot;;[en.B91])" office:value-type="string" office:string-value="Detects prefixes in the file names and groups them in virtual directories." calcext:value-type="string">
            <text:p>Detects prefixes in the file names and groups them in virtual directories.</text:p>
          </table:table-cell>
        </table:table-row>
        <table:table-row table:style-name="ro1">
          <table:table-cell table:formula="of:=IF([es.A92]=&quot;&quot;;&quot;&quot;;[es.A92])" office:value-type="string" office:string-value="PerformanceSettings" calcext:value-type="string">
            <text:p>PerformanceSettings</text:p>
          </table:table-cell>
          <table:table-cell table:formula="of:=IF([en.B92]=&quot;&quot;;&quot;&quot;;[en.B92])" office:value-type="string" office:string-value="Performance Settings" calcext:value-type="string">
            <text:p>Performance Settings</text:p>
          </table:table-cell>
        </table:table-row>
        <table:table-row table:style-name="ro1">
          <table:table-cell table:formula="of:=IF([es.A93]=&quot;&quot;;&quot;&quot;;[es.A93])" office:value-type="string" office:string-value="EnableMeshDecimate" calcext:value-type="string">
            <text:p>EnableMeshDecimate</text:p>
          </table:table-cell>
          <table:table-cell table:formula="of:=IF([en.B93]=&quot;&quot;;&quot;&quot;;[en.B93])" office:value-type="string" office:string-value="Enable mesh triangle reduction" calcext:value-type="string">
            <text:p>Enable mesh triangle reduction</text:p>
          </table:table-cell>
        </table:table-row>
        <table:table-row table:style-name="ro1">
          <table:table-cell table:formula="of:=IF([es.A94]=&quot;&quot;;&quot;&quot;;[es.A94])" office:value-type="string" office:string-value="MeshDecimateMinTris" calcext:value-type="string">
            <text:p>MeshDecimateMinTris</text:p>
          </table:table-cell>
          <table:table-cell table:formula="of:=IF([en.B94]=&quot;&quot;;&quot;&quot;;[en.B94])" office:value-type="string" office:string-value="Reduce triangles when more than..." calcext:value-type="string">
            <text:p>Reduce triangles when more than...</text:p>
          </table:table-cell>
        </table:table-row>
        <table:table-row table:style-name="ro1">
          <table:table-cell table:formula="of:=IF([es.A95]=&quot;&quot;;&quot;&quot;;[es.A95])" office:value-type="string" office:string-value="EnableMaxSizeModel" calcext:value-type="string">
            <text:p>EnableMaxSizeModel</text:p>
          </table:table-cell>
          <table:table-cell table:formula="of:=IF([en.B95]=&quot;&quot;;&quot;&quot;;[en.B95])" office:value-type="string" office:string-value="Enable size limit to view model" calcext:value-type="string">
            <text:p>Enable size limit to view model</text:p>
          </table:table-cell>
        </table:table-row>
        <table:table-row table:style-name="ro1">
          <table:table-cell table:formula="of:=IF([es.A96]=&quot;&quot;;&quot;&quot;;[es.A96])" office:value-type="string" office:string-value="MaxSizeModelToView" calcext:value-type="string">
            <text:p>MaxSizeModelToView</text:p>
          </table:table-cell>
          <table:table-cell table:formula="of:=IF([en.B96]=&quot;&quot;;&quot;&quot;;[en.B96])" office:value-type="string" office:string-value="Don't visualize when size in MB is more than..." calcext:value-type="string">
            <text:p>Don't visualize when size in MB is more than...</text:p>
          </table:table-cell>
        </table:table-row>
        <table:table-row table:style-name="ro1">
          <table:table-cell table:formula="of:=IF([es.A97]=&quot;&quot;;&quot;&quot;;[es.A97])" office:value-type="string" office:string-value="tooltipEnableMeshDecimate" calcext:value-type="string">
            <text:p>tooltipEnableMeshDecimate</text:p>
          </table:table-cell>
          <table:table-cell table:formula="of:=IF([en.B97]=&quot;&quot;;&quot;&quot;;[en.B97])" office:value-type="string" office:string-value="The 3D model will render faster, but will take more time to load.\nWill only reduce triangles if it has more than the specified amount." calcext:value-type="string">
            <text:p>The 3D model will render faster, but will take more time to load.\nWill only reduce triangles if it has more than the specified amount.</text:p>
          </table:table-cell>
        </table:table-row>
        <table:table-row table:style-name="ro1">
          <table:table-cell table:formula="of:=IF([es.A98]=&quot;&quot;;&quot;&quot;;[es.A98])" office:value-type="string" office:string-value="tooltipEnableMaxSizeModel" calcext:value-type="string">
            <text:p>tooltipEnableMaxSizeModel</text:p>
          </table:table-cell>
          <table:table-cell table:formula="of:=IF([en.B98]=&quot;&quot;;&quot;&quot;;[en.B98])" office:value-type="string" office:string-value="If enabled, won't load models that are bigger (in MB) than the specified amount." calcext:value-type="string">
            <text:p>If enabled, won't load models that are bigger (in MB) than the specified amount.</text:p>
          </table:table-cell>
        </table:table-row>
        <table:table-row table:style-name="ro1">
          <table:table-cell table:formula="of:=IF([es.A99]=&quot;&quot;;&quot;&quot;;[es.A99])" office:value-type="string" office:string-value="FileSizeTooBigToLoadMB" calcext:value-type="string">
            <text:p>FileSizeTooBigToLoadMB</text:p>
          </table:table-cell>
          <table:table-cell table:formula="of:=IF([en.B99]=&quot;&quot;;&quot;&quot;;[en.B99])" office:value-type="string" office:string-value="File size too big to load (Size: {0:0}MB, Limit: {1:0}MB)" calcext:value-type="string">
            <text:p>File size too big to load (Size: {0:0}MB, Limit: {1:0}MB)</text:p>
          </table:table-cell>
        </table:table-row>
        <table:table-row table:style-name="ro1">
          <table:table-cell table:formula="of:=IF([es.A100]=&quot;&quot;;&quot;&quot;;[es.A100])" office:value-type="string" office:string-value="GenerateThumnailLowRes" calcext:value-type="string">
            <text:p>GenerateThumnailLowRes</text:p>
          </table:table-cell>
          <table:table-cell table:formula="of:=IF([en.B100]=&quot;&quot;;&quot;&quot;;[en.B100])" office:value-type="string" office:string-value="Generate thumbnail at lower resolution" calcext:value-type="string">
            <text:p>Generate thumbnail at lower resolution</text:p>
          </table:table-cell>
        </table:table-row>
        <table:table-row table:style-name="ro1">
          <table:table-cell table:formula="of:=IF([es.A101]=&quot;&quot;;&quot;&quot;;[es.A101])" office:value-type="string" office:string-value="UseFastThumbnailDrawing" calcext:value-type="string">
            <text:p>UseFastThumbnailDrawing</text:p>
          </table:table-cell>
          <table:table-cell table:formula="of:=IF([en.B101]=&quot;&quot;;&quot;&quot;;[en.B101])" office:value-type="string" office:string-value="Use faster thumbnail drawing" calcext:value-type="string">
            <text:p>Use faster thumbnail drawing</text:p>
          </table:table-cell>
        </table:table-row>
        <table:table-row table:style-name="ro1">
          <table:table-cell table:formula="of:=IF([es.A102]=&quot;&quot;;&quot;&quot;;[es.A102])" office:value-type="string" office:string-value="tooltipGenerateThumnailLowRes" calcext:value-type="string">
            <text:p>tooltipGenerateThumnailLowRes</text:p>
          </table:table-cell>
          <table:table-cell table:formula="of:=IF([en.B102]=&quot;&quot;;&quot;&quot;;[en.B102])" office:value-type="string" office:string-value="Renders the thumbnails at lower resolution to reduce memory usage.\nWARNING: Changing this setting will delete the cache and generate new thumnails." calcext:value-type="string">
            <text:p>Renders the thumbnails at lower resolution to reduce memory usage.\nWARNING: Changing this setting will delete the cache and generate new thumnails.</text:p>
          </table:table-cell>
        </table:table-row>
        <table:table-row table:style-name="ro1">
          <table:table-cell table:formula="of:=IF([es.A103]=&quot;&quot;;&quot;&quot;;[es.A103])" office:value-type="string" office:string-value="tooltipUseFastThumbnailDrawing" calcext:value-type="string">
            <text:p>tooltipUseFastThumbnailDrawing</text:p>
          </table:table-cell>
          <table:table-cell table:formula="of:=IF([en.B103]=&quot;&quot;;&quot;&quot;;[en.B103])" office:value-type="string" office:string-value="Uses lower quality scaling to display the thumbnail images, improving performance." calcext:value-type="string">
            <text:p>Uses lower quality scaling to display the thumbnail images, improving performance.</text:p>
          </table:table-cell>
        </table:table-row>
        <table:table-row table:style-name="ro1">
          <table:table-cell table:formula="of:=IF([es.A104]=&quot;&quot;;&quot;&quot;;[es.A104])">
            <text:p/>
          </table:table-cell>
          <table:table-cell table:formula="of:=IF([en.B104]=&quot;&quot;;&quot;&quot;;[en.B104])">
            <text:p/>
          </table:table-cell>
        </table:table-row>
        <table:table-row table:style-name="ro1">
          <table:table-cell table:formula="of:=IF([es.A105]=&quot;&quot;;&quot;&quot;;[es.A105])">
            <text:p/>
          </table:table-cell>
          <table:table-cell table:formula="of:=IF([en.B105]=&quot;&quot;;&quot;&quot;;[en.B105])">
            <text:p/>
          </table:table-cell>
        </table:table-row>
        <table:table-row table:style-name="ro1">
          <table:table-cell table:formula="of:=IF([es.A106]=&quot;&quot;;&quot;&quot;;[es.A106])">
            <text:p/>
          </table:table-cell>
          <table:table-cell table:formula="of:=IF([en.B106]=&quot;&quot;;&quot;&quot;;[en.B106])">
            <text:p/>
          </table:table-cell>
        </table:table-row>
        <table:table-row table:style-name="ro1">
          <table:table-cell table:formula="of:=IF([es.A107]=&quot;&quot;;&quot;&quot;;[es.A107])">
            <text:p/>
          </table:table-cell>
          <table:table-cell table:formula="of:=IF([en.B107]=&quot;&quot;;&quot;&quot;;[en.B107])">
            <text:p/>
          </table:table-cell>
        </table:table-row>
        <table:table-row table:style-name="ro1">
          <table:table-cell table:formula="of:=IF([es.A108]=&quot;&quot;;&quot;&quot;;[es.A108])">
            <text:p/>
          </table:table-cell>
          <table:table-cell table:formula="of:=IF([en.B108]=&quot;&quot;;&quot;&quot;;[en.B108])">
            <text:p/>
          </table:table-cell>
        </table:table-row>
        <table:table-row table:style-name="ro1">
          <table:table-cell table:formula="of:=IF([es.A109]=&quot;&quot;;&quot;&quot;;[es.A109])">
            <text:p/>
          </table:table-cell>
          <table:table-cell table:formula="of:=IF([en.B109]=&quot;&quot;;&quot;&quot;;[en.B109])">
            <text:p/>
          </table:table-cell>
        </table:table-row>
        <table:table-row table:style-name="ro1">
          <table:table-cell table:formula="of:=IF([es.A110]=&quot;&quot;;&quot;&quot;;[es.A110])">
            <text:p/>
          </table:table-cell>
          <table:table-cell table:formula="of:=IF([en.B110]=&quot;&quot;;&quot;&quot;;[en.B110])">
            <text:p/>
          </table:table-cell>
        </table:table-row>
        <table:table-row table:style-name="ro1">
          <table:table-cell table:formula="of:=IF([es.A111]=&quot;&quot;;&quot;&quot;;[es.A111])">
            <text:p/>
          </table:table-cell>
          <table:table-cell table:formula="of:=IF([en.B111]=&quot;&quot;;&quot;&quot;;[en.B111])">
            <text:p/>
          </table:table-cell>
        </table:table-row>
        <table:table-row table:style-name="ro1">
          <table:table-cell table:formula="of:=IF([es.A112]=&quot;&quot;;&quot;&quot;;[es.A112])">
            <text:p/>
          </table:table-cell>
          <table:table-cell table:formula="of:=IF([en.B112]=&quot;&quot;;&quot;&quot;;[en.B112])">
            <text:p/>
          </table:table-cell>
        </table:table-row>
        <table:table-row table:style-name="ro1">
          <table:table-cell table:formula="of:=IF([es.A113]=&quot;&quot;;&quot;&quot;;[es.A113])">
            <text:p/>
          </table:table-cell>
          <table:table-cell table:formula="of:=IF([en.B113]=&quot;&quot;;&quot;&quot;;[en.B113])">
            <text:p/>
          </table:table-cell>
        </table:table-row>
        <table:table-row table:style-name="ro1">
          <table:table-cell table:formula="of:=IF([es.A114]=&quot;&quot;;&quot;&quot;;[es.A114])">
            <text:p/>
          </table:table-cell>
          <table:table-cell table:formula="of:=IF([en.B114]=&quot;&quot;;&quot;&quot;;[en.B114])">
            <text:p/>
          </table:table-cell>
        </table:table-row>
        <table:table-row table:style-name="ro1">
          <table:table-cell table:formula="of:=IF([es.A115]=&quot;&quot;;&quot;&quot;;[es.A115])">
            <text:p/>
          </table:table-cell>
          <table:table-cell table:formula="of:=IF([en.B115]=&quot;&quot;;&quot;&quot;;[en.B115])">
            <text:p/>
          </table:table-cell>
        </table:table-row>
        <table:table-row table:style-name="ro1">
          <table:table-cell table:formula="of:=IF([es.A116]=&quot;&quot;;&quot;&quot;;[es.A116])">
            <text:p/>
          </table:table-cell>
          <table:table-cell table:formula="of:=IF([en.B116]=&quot;&quot;;&quot;&quot;;[en.B116])">
            <text:p/>
          </table:table-cell>
        </table:table-row>
        <table:table-row table:style-name="ro1">
          <table:table-cell table:formula="of:=IF([es.A117]=&quot;&quot;;&quot;&quot;;[es.A117])">
            <text:p/>
          </table:table-cell>
          <table:table-cell table:formula="of:=IF([en.B117]=&quot;&quot;;&quot;&quot;;[en.B117])">
            <text:p/>
          </table:table-cell>
        </table:table-row>
        <table:table-row table:style-name="ro1">
          <table:table-cell table:formula="of:=IF([es.A118]=&quot;&quot;;&quot;&quot;;[es.A118])">
            <text:p/>
          </table:table-cell>
          <table:table-cell table:formula="of:=IF([en.B118]=&quot;&quot;;&quot;&quot;;[en.B118])">
            <text:p/>
          </table:table-cell>
        </table:table-row>
        <table:table-row table:style-name="ro1">
          <table:table-cell table:formula="of:=IF([es.A119]=&quot;&quot;;&quot;&quot;;[es.A119])">
            <text:p/>
          </table:table-cell>
          <table:table-cell table:formula="of:=IF([en.B119]=&quot;&quot;;&quot;&quot;;[en.B119])">
            <text:p/>
          </table:table-cell>
        </table:table-row>
        <table:table-row table:style-name="ro1">
          <table:table-cell table:formula="of:=IF([es.A120]=&quot;&quot;;&quot;&quot;;[es.A120])">
            <text:p/>
          </table:table-cell>
          <table:table-cell table:formula="of:=IF([en.B120]=&quot;&quot;;&quot;&quot;;[en.B120])">
            <text:p/>
          </table:table-cell>
        </table:table-row>
        <table:table-row table:style-name="ro1">
          <table:table-cell table:formula="of:=IF([es.A121]=&quot;&quot;;&quot;&quot;;[es.A121])">
            <text:p/>
          </table:table-cell>
          <table:table-cell table:formula="of:=IF([en.B121]=&quot;&quot;;&quot;&quot;;[en.B121])">
            <text:p/>
          </table:table-cell>
        </table:table-row>
        <table:table-row table:style-name="ro1">
          <table:table-cell table:formula="of:=IF([es.A122]=&quot;&quot;;&quot;&quot;;[es.A122])">
            <text:p/>
          </table:table-cell>
          <table:table-cell table:formula="of:=IF([en.B122]=&quot;&quot;;&quot;&quot;;[en.B122])">
            <text:p/>
          </table:table-cell>
        </table:table-row>
        <table:table-row table:style-name="ro1">
          <table:table-cell table:formula="of:=IF([es.A123]=&quot;&quot;;&quot;&quot;;[es.A123])">
            <text:p/>
          </table:table-cell>
          <table:table-cell table:formula="of:=IF([en.B123]=&quot;&quot;;&quot;&quot;;[en.B123])">
            <text:p/>
          </table:table-cell>
        </table:table-row>
        <table:table-row table:style-name="ro1">
          <table:table-cell table:formula="of:=IF([es.A124]=&quot;&quot;;&quot;&quot;;[es.A124])">
            <text:p/>
          </table:table-cell>
          <table:table-cell table:formula="of:=IF([en.B124]=&quot;&quot;;&quot;&quot;;[en.B124])">
            <text:p/>
          </table:table-cell>
        </table:table-row>
        <table:table-row table:style-name="ro1">
          <table:table-cell table:formula="of:=IF([es.A125]=&quot;&quot;;&quot;&quot;;[es.A125])">
            <text:p/>
          </table:table-cell>
          <table:table-cell table:formula="of:=IF([en.B125]=&quot;&quot;;&quot;&quot;;[en.B125])">
            <text:p/>
          </table:table-cell>
        </table:table-row>
        <table:table-row table:style-name="ro1">
          <table:table-cell table:formula="of:=IF([es.A126]=&quot;&quot;;&quot;&quot;;[es.A126])">
            <text:p/>
          </table:table-cell>
          <table:table-cell table:formula="of:=IF([en.B126]=&quot;&quot;;&quot;&quot;;[en.B126])">
            <text:p/>
          </table:table-cell>
        </table:table-row>
        <table:table-row table:style-name="ro1">
          <table:table-cell table:formula="of:=IF([es.A127]=&quot;&quot;;&quot;&quot;;[es.A127])">
            <text:p/>
          </table:table-cell>
          <table:table-cell table:formula="of:=IF([en.B127]=&quot;&quot;;&quot;&quot;;[en.B127])">
            <text:p/>
          </table:table-cell>
        </table:table-row>
        <table:table-row table:style-name="ro1">
          <table:table-cell table:formula="of:=IF([es.A128]=&quot;&quot;;&quot;&quot;;[es.A128])">
            <text:p/>
          </table:table-cell>
          <table:table-cell table:formula="of:=IF([en.B128]=&quot;&quot;;&quot;&quot;;[en.B128])">
            <text:p/>
          </table:table-cell>
        </table:table-row>
        <table:table-row table:style-name="ro1">
          <table:table-cell table:formula="of:=IF([es.A129]=&quot;&quot;;&quot;&quot;;[es.A129])">
            <text:p/>
          </table:table-cell>
          <table:table-cell table:formula="of:=IF([en.B129]=&quot;&quot;;&quot;&quot;;[en.B129])">
            <text:p/>
          </table:table-cell>
        </table:table-row>
        <table:table-row table:style-name="ro1">
          <table:table-cell table:formula="of:=IF([es.A130]=&quot;&quot;;&quot;&quot;;[es.A130])">
            <text:p/>
          </table:table-cell>
          <table:table-cell table:formula="of:=IF([en.B130]=&quot;&quot;;&quot;&quot;;[en.B130])">
            <text:p/>
          </table:table-cell>
        </table:table-row>
        <table:table-row table:style-name="ro1">
          <table:table-cell table:formula="of:=IF([es.A131]=&quot;&quot;;&quot;&quot;;[es.A131])">
            <text:p/>
          </table:table-cell>
          <table:table-cell table:formula="of:=IF([en.B131]=&quot;&quot;;&quot;&quot;;[en.B131])">
            <text:p/>
          </table:table-cell>
        </table:table-row>
        <table:table-row table:style-name="ro1">
          <table:table-cell table:formula="of:=IF([es.A132]=&quot;&quot;;&quot;&quot;;[es.A132])">
            <text:p/>
          </table:table-cell>
          <table:table-cell table:formula="of:=IF([en.B132]=&quot;&quot;;&quot;&quot;;[en.B132])">
            <text:p/>
          </table:table-cell>
        </table:table-row>
        <table:table-row table:style-name="ro1">
          <table:table-cell table:formula="of:=IF([es.A133]=&quot;&quot;;&quot;&quot;;[es.A133])">
            <text:p/>
          </table:table-cell>
          <table:table-cell table:formula="of:=IF([en.B133]=&quot;&quot;;&quot;&quot;;[en.B133])">
            <text:p/>
          </table:table-cell>
        </table:table-row>
        <table:table-row table:style-name="ro1">
          <table:table-cell table:formula="of:=IF([es.A134]=&quot;&quot;;&quot;&quot;;[es.A134])">
            <text:p/>
          </table:table-cell>
          <table:table-cell table:formula="of:=IF([en.B134]=&quot;&quot;;&quot;&quot;;[en.B134])">
            <text:p/>
          </table:table-cell>
        </table:table-row>
        <table:table-row table:style-name="ro1">
          <table:table-cell table:formula="of:=IF([es.A135]=&quot;&quot;;&quot;&quot;;[es.A135])">
            <text:p/>
          </table:table-cell>
          <table:table-cell table:formula="of:=IF([en.B135]=&quot;&quot;;&quot;&quot;;[en.B135])">
            <text:p/>
          </table:table-cell>
        </table:table-row>
        <table:table-row table:style-name="ro1">
          <table:table-cell table:formula="of:=IF([es.A136]=&quot;&quot;;&quot;&quot;;[es.A136])">
            <text:p/>
          </table:table-cell>
          <table:table-cell table:formula="of:=IF([en.B136]=&quot;&quot;;&quot;&quot;;[en.B136])">
            <text:p/>
          </table:table-cell>
        </table:table-row>
        <table:table-row table:style-name="ro1">
          <table:table-cell table:formula="of:=IF([es.A137]=&quot;&quot;;&quot;&quot;;[es.A137])">
            <text:p/>
          </table:table-cell>
          <table:table-cell table:formula="of:=IF([en.B137]=&quot;&quot;;&quot;&quot;;[en.B137])">
            <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6">00/00/0000</text:date>, <text:time style:data-style-name="N2" text:time-value="22:11:20.9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5H43M13S</meta:editing-duration>
    <meta:editing-cycles>75</meta:editing-cycles>
    <meta:generator>LibreOffice/6.4.0.3$Windows_X86_64 LibreOffice_project/b0a288ab3d2d4774cb44b62f04d5d28733ac6df8</meta:generator>
    <dc:date>2020-08-06T21:36:35.790000000</dc:date>
    <meta:document-statistic meta:table-count="3" meta:cell-count="2360" meta:object-count="0"/>
    <meta:user-defined meta:name="Info 1"/>
    <meta:user-defined meta:name="Info 2"/>
    <meta:user-defined meta:name="Info 3"/>
    <meta:user-defined meta:name="Info 4"/>
  </office:meta>
</office:document-meta>
</file>